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76df" officeooo:paragraph-rsid="000076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hbhbh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6:55:33.846680650</meta:creation-date>
    <dc:date>2020-09-23T16:55:56.725009350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0.7.3$Linux_X86_64 LibreOffice_project/00m0$Build-3</meta:generator>
  </office:meta>
</office:document-meta>
</file>